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6f9e9" officeooo:paragraph-rsid="0006f9e9"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e5924" officeooo:paragraph-rsid="000e5924"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normal" officeooo:rsid="00087a52" officeooo:paragraph-rsid="00087a5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9aab1" officeooo:paragraph-rsid="0009aab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cbb6c" officeooo:paragraph-rsid="000cbb6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e5924" officeooo:paragraph-rsid="000fe96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e5924" officeooo:paragraph-rsid="0011c53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1c53a" officeooo:paragraph-rsid="0011c53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40600" officeooo:paragraph-rsid="0014060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49e44" officeooo:paragraph-rsid="00149e4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73865" officeooo:paragraph-rsid="0017386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bold" officeooo:rsid="00087a52" officeooo:paragraph-rsid="00087a52" style:font-size-asian="10.5pt" style:font-weight-asian="bold" style:font-size-complex="12pt" style:font-weight-complex="bold"/>
    </style:style>
    <style:style style:name="T1" style:family="text">
      <style:text-properties officeooo:rsid="000a9435"/>
    </style:style>
    <style:style style:name="T2" style:family="text">
      <style:text-properties style:text-underline-style="solid" style:text-underline-width="auto" style:text-underline-color="font-color"/>
    </style:style>
    <style:style style:name="T3" style:family="text">
      <style:text-properties style:text-underline-style="none" fo:font-weight="bold" style:font-weight-asian="bold" style:font-weight-complex="bold"/>
    </style:style>
    <style:style style:name="T4" style:family="text">
      <style:text-properties officeooo:rsid="000e947c"/>
    </style:style>
    <style:style style:name="T5" style:family="text">
      <style:text-properties officeooo:rsid="000fe96f"/>
    </style:style>
    <style:style style:name="T6" style:family="text">
      <style:text-properties officeooo:rsid="00176f21"/>
    </style:style>
    <style:style style:name="T7" style:family="text">
      <style:text-properties officeooo:rsid="00180e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uel d'utilisation</text:p>
      <text:p text:style-name="P1"/>
      <text:p text:style-name="P1"/>
      <text:p text:style-name="P12">Packaging :</text:p>
      <text:p text:style-name="P12"/>
      <text:p text:style-name="P3">Le jeu doit doit être livré sous forme d'un dossier comportant toutes les ressources qui sont nécessaires à son exécution. De plus, ce dossier doit comporter un raccourci permettant d'accéder directement au menu du jeu.</text:p>
      <text:p text:style-name="P3">Le menu du jeu devra permettre d'accéder à différents cas d'utilisation du jeu, à savoir le mode multijoueur, le mode solo et l'éditeur de map. <text:span text:style-name="T1">L'utilisateur accède aux cas d'utilisation en cliquant sur le bouton correspondant. Un bouton permettant de quitter le jeu fait également partie du menu.</text:span></text:p>
      <text:p text:style-name="P4"/>
      <text:p text:style-name="P4"><text:span text:style-name="T3">Editeur de map</text:span> :</text:p>
      <text:p text:style-name="P4"/>
      <text:p text:style-name="P4">Il permet de créer des map personnalisées dans les deux mode de jeu.</text:p>
      <text:p text:style-name="P4">En arrivant du menu principal, l'utilisateur doit tout d'abord sélectionner le type de map (solo ou multi). Il a ensuite accès à l'inventaire des maps de ce type. Il <text:s/>peut sélectionner celle qu'il souhaite modifier dans le menu déroulant. En cliquant sur le bouton "éditer", il accède à l'interface d'édition de map sélectionné et en cliquant sur "supprimer", il peut supprimer la map de l'inventaire. </text:p>
      <text:p text:style-name="P4"/>
      <text:p text:style-name="P4">Une fois arrivé dans l'interface d'édition, l'utilisateur peut sélectionner un type de bloc dans le menu à gauche de la carte, c'est-à-dire bloc destructible ou indestructible, case vide, joueur et ennemi pour le mode solo. Pour ce faire, il doit cliquer sur le bloc de son choix. Il peut également sélectionner des bonus dans le menu. En cliquant sur la map, il peut ensuite choisir de remplacer une case par le type de case qu'il vient de sélectionner dans le menu. Pour les bonus, ceux-ci sont seulement ajoutés dans la case, quel que soit son type. </text:p>
      <text:p text:style-name="P5">Une fois qu'il est satisfait de la map, l'utilisateur peut l'enregistrer en cliquant sur le bouton "valider". Si la map satisfait toutes les conditions du mode de jeu, la map est créee. Sinon l'utilisateur reste sur le menu d'édition et un message d'erreur expliquant pourquoi la carte est non valide est affiché.</text:p>
      <text:p text:style-name="P5"/>
      <text:p text:style-name="P5"><text:span text:style-name="T2">Conditions du mode multijoueur</text:span> :</text:p>
      <text:p text:style-name="P5">- symétrie centrale des blocs destructibles (se fait automatiquement lors de l'édition de la map)</text:p>
      <text:p text:style-name="P5">- il y a entre 2 et 4 joueurs de couleurs différentes présents sur la map</text:p>
      <text:p text:style-name="P5"/>
      <text:p text:style-name="P5"><text:span text:style-name="T2">Conditions du mode solo</text:span> :</text:p>
      <text:p text:style-name="P5">- il y a un seul joueur</text:p>
      <text:p text:style-name="P5">- il y a une seule porte et elle est accessible pour le joueur (avec la destruction de certains blocs destructibles)</text:p>
      <text:p text:style-name="P5">- le joueur n'est pas bloqué</text:p>
      <text:p text:style-name="P5"/>
      <text:p text:style-name="P5"/>
      <text:p text:style-name="P3"/>
      <text:p text:style-name="P12">Caractéristique générale du jeu :</text:p>
      <text:p text:style-name="P12"/>
      <text:p text:style-name="P9">Les personnages disposes de plusieurs caractéristiques :</text:p>
      <text:p text:style-name="P9">- les points de déplacement, indique le nombre de cases qu'ils peuvent parcourir par tour</text:p>
      <text:p text:style-name="P9">- le nombre de bombes qu'ils peuvent poser par tour</text:p>
      <text:p text:style-name="P9">- la taille de la zone d'explosion des bombes</text:p>
      <text:p text:style-name="P10">Les ennemis en mode solo ne disposent que de la première caractéristique puisqu'ils ne posent pas de bombe.</text:p>
      <text:p text:style-name="P11">Lors de son tour, un joueur peut faire un déplacement dans une direction via un appui sur une flèche <text:soft-page-break/>directionnelle. Le déplacement n'est possible que si la case visée est libre, elle ne comporte ni joueur, ni mur, <text:span text:style-name="T6">ni bombe</text:span>. Elle peut éventuellement comporter un bonus. Il peut poser une bombe en appuyant sur B. Cette bombe ce trouvera à sa position actuelle. <text:span text:style-name="T7">A la fin du tour du joueur, la bombe explosera en formant une croix de taille variable en fonction des caractéristique du joueur. Le souffle de l'explosion s'arrête au premier obstable et le détruit si il est destructible. Le souffle tue les joueurs et les ennemis en les traversant.</text:span></text:p>
      <text:p text:style-name="P3"/>
      <text:p text:style-name="P12">Mode solo :</text:p>
      <text:p text:style-name="P12"/>
      <text:p text:style-name="P8">La partie se termine quand le joueur meurt ou atteind la porte. Dans le premier cas, un écran de défaite s'affiche donnant comme option au joueur de retenter sa chance, de revenir au menu solo, de revenir au menu principal ou de quitter le jeu. <text:s/>Dans le deuxième cas, l'utilisateur arrive sur un écran de victoire avec les mêmes choix.</text:p>
      <text:p text:style-name="P3"/>
      <text:p text:style-name="P3"/>
      <text:p text:style-name="P12">Mode multijoueur :</text:p>
      <text:p text:style-name="P12"/>
      <text:p text:style-name="P6">Avant que la partie en multijoueur se lance, l'utilisateur à accès à un menu de paramétrage de la partie. <text:span text:style-name="T4">Il peut choisir la map dans l'inventaire des map multi, et également renseigner le nombre de joueurs, le nombre de bonus et la porté des bombes. Il peut ensuite valider pour commencer la partie.</text:span></text:p>
      <text:p text:style-name="P6"/>
      <text:p text:style-name="P7"><text:span text:style-name="T5">La partie se déroule en tour par tour. Chaque joueur effectue ses actions de mouvement et de posage de bombes grâce aux touches du clavier. Les flèches directionnelles permettent de se déplacer et le la touche espace pour poser une bombe. Lorsqu'il ne reste plus que 0 ou 1 joueurs vivant sur la carte, le logiciel détecte que la partie est terminé et renvoie un écran de fin de partie avec le numéro du joueur gagnant si il n'y a pas d'égalité (par morts simultanées des joueurs). L'utilisateur retourne ensuite au menu principal.</text:span></text:p>
      <text:p text:style-name="P7"><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0M9S</meta:editing-duration>
    <meta:editing-cycles>17</meta:editing-cycles>
    <meta:generator>LibreOffice/5.4.5.1$Windows_X86_64 LibreOffice_project/79c9829dd5d8054ec39a82dc51cd9eff340dbee8</meta:generator>
    <dc:date>2019-01-15T20:48:29.616000000</dc:date>
    <meta:document-statistic meta:table-count="0" meta:image-count="0" meta:object-count="0" meta:page-count="2" meta:paragraph-count="29" meta:word-count="780" meta:character-count="4514" meta:non-whitespace-character-count="3757"/>
    <meta:user-defined meta:name="Info 1"/>
    <meta:user-defined meta:name="Info 2"/>
    <meta:user-defined meta:name="Info 3"/>
    <meta:user-defined meta:name="Info 4"/>
  </office:meta>
</office:document-meta>
</file>